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E900000C67B8E7B484.wmf"/>
  <manifest:file-entry manifest:media-type="" manifest:full-path="Pictures/2000000700002A2B00002197CCCDBD80.wmf"/>
  <manifest:file-entry manifest:media-type="" manifest:full-path="Pictures/2000000700072D9D00041E68F9E8F39D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uk" fo:country="UA" style:font-name-asian="MS Mincho" style:font-size-asian="11pt" style:font-name-complex="MS Mincho" style:font-size-complex="11pt"/>
    </style:style>
    <style:style style:name="P2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zxx" fo:country="none" style:font-name-asian="MS Mincho" style:font-size-asian="11pt" style:font-name-complex="MS Mincho" style:font-size-complex="11pt"/>
    </style:style>
    <style:style style:name="P3" style:family="paragraph" style:parent-style-name="Standard">
      <style:paragraph-properties fo:margin-top="0in" fo:margin-bottom="0.139in" fo:line-height="100%" style:text-autospace="none"/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top="0in" fo:margin-bottom="0.139in" fo:line-height="100%" style:text-autospace="none"/>
    </style:style>
    <style:style style:name="P5" style:family="paragraph" style:parent-style-name="Standard">
      <style:paragraph-properties fo:margin-top="0in" fo:margin-bottom="0.139in" fo:line-height="115%" style:text-autospace="none"/>
      <style:text-properties style:use-window-font-color="true" style:font-name="MS Mincho" fo:font-size="11pt" fo:language="uk" fo:country="UA" fo:font-style="normal" style:font-name-asian="MS Mincho" style:font-size-asian="11pt" style:font-style-asian="normal" style:font-name-complex="MS Mincho" style:font-size-complex="11pt" style:font-style-complex="normal"/>
    </style:style>
    <style:style style:name="P6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7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8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1" fo:font-size="11pt" fo:language="uk" fo:country="UA" style:font-name-asian="Times New Roman1" style:font-size-asian="11pt" style:language-asian="ja" style:country-asian="JP" style:font-name-complex="Times New Roman1" style:font-size-complex="11pt"/>
    </style:style>
    <style:style style:name="T3" style:family="text">
      <style:text-properties fo:color="#000000" style:font-name="Consolas" fo:font-size="20pt" fo:language="uk" fo:country="UA" style:font-name-asian="Consolas" style:font-size-asian="20pt" style:font-name-complex="Consolas" style:font-size-complex="20pt"/>
    </style:style>
    <style:style style:name="T4" style:family="text">
      <style:text-properties fo:color="#0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5" style:family="text">
      <style:text-properties fo:color="#000000" style:font-name="MS Mincho" fo:font-size="20pt" fo:language="ja" fo:country="JP" fo:font-style="normal" style:font-name-asian="MS Mincho" style:font-size-asian="20pt" style:font-style-asian="normal" style:font-name-complex="MS Mincho" style:font-size-complex="20pt" style:font-style-complex="normal"/>
    </style:style>
    <style:style style:name="T6" style:family="text">
      <style:text-properties fo:color="#000000" style:font-name="Times New Roman1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7" style:family="text"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8" style:family="text"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9" style:family="text">
      <style:text-properties fo:color="#00aa00" style:font-name="Consolas" fo:font-size="20pt" fo:language="uk" fo:country="UA" fo:font-style="italic" style:font-name-asian="Consolas" style:font-size-asian="20pt" style:font-style-asian="italic" style:font-name-complex="Consolas" style:font-size-complex="20pt" style:font-style-complex="italic"/>
    </style:style>
    <style:style style:name="T10" style:family="text">
      <style:text-properties fo:color="#8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11" style:family="text">
      <style:text-properties fo:language="uk" fo:country="UA" fo:font-style="normal" style:language-asian="ja" style:country-asian="JP" style:font-style-asian="normal" style:font-style-complex="normal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3.4in" svg:height="2.6917in" draw:z-index="2"><draw:image xlink:href="Pictures/2000000700002A2B00002197CCCDBD80.wmf" xlink:type="simple" xlink:show="embed" xlink:actuate="onLoad"/></draw:frame></text:p>
      <text:p text:style-name="P1"/>
      <text:p text:style-name="P3">Кароче. йдем по ascii code символам починаючи від 33 - ! <text:s/>тут є 5 колонок і 4 стовпці ітого 20 символів</text:p>
      <text:p text:style-name="P3"><draw:frame draw:style-name="fr1" draw:name="graphics2" text:anchor-type="as-char" svg:width="1.7665in" svg:height="0.9835in" draw:z-index="0"><draw:image xlink:href="Pictures/20000007000015E900000C67B8E7B484.wmf" xlink:type="simple" xlink:show="embed" xlink:actuate="onLoad"/></draw:frame></text:p>
      <text:p text:style-name="P3">тут є 3 колонки і 5 стопців ітого 15 символів</text:p>
      <text:p text:style-name="P3">почнем з читання даного файлу в структуру, яка буде малюватись і її малювання.</text:p>
      <text:p text:style-name="P3">26 на 26 квадрат це поле гри 80 горизонтальний пікселів на 73 вертикальних </text:p>
      <text:p text:style-name="P3"><text:soft-page-break/><draw:frame draw:style-name="fr1" draw:name="graphics3" text:anchor-type="as-char" svg:width="7in" svg:height="4.0165in" draw:z-index="1"><draw:image xlink:href="Pictures/2000000700072D9D00041E68F9E8F39D.wmf" xlink:type="simple" xlink:show="embed" xlink:actuate="onLoad"/></draw:frame></text:p>
      <text:p text:style-name="P3"/>
      <text:p text:style-name="P4"><text:span text:style-name="T1">я занадто ускладнив вью. все що мені потрібно це </text:span><text:span text:style-name="T2">sprites =</text:span><text:span text:style-name="T1"> </text:span><text:span text:style-name="T3">[[</text:span><text:span text:style-name="T9">"brick"</text:span><text:span text:style-name="T4">, </text:span><text:span text:style-name="T9">"!"</text:span><text:span text:style-name="T4">, </text:span><text:span text:style-name="T10">0</text:span><text:span text:style-name="T4">, </text:span><text:span text:style-name="T10">895</text:span><text:span text:style-name="T4">],</text:span><text:span text:style-name="T5">] </text:span><text:span text:style-name="T6">список </text:span><text:span text:style-name="T7">формату:</text:span><text:span text:style-name="T6"> логічна назва, аскіі символ, координати топ і лефт, лівого верхнього кінця даного квадрата текстури. Прочитати цей список у словник з ключем </text:span><text:span text:style-name="T7">ord(sprites[1]) = [sprites[2], sprites[3]]</text:span></text:p>
      <text:p text:style-name="P4"><text:span text:style-name="T7">потім ми проходимся по всім field.landscape[y][x] крім бордерів і, якщо воно не 32(пробіл) і ord даного символа є в ключах словника, тоді ми створюєм новий об'єкт класу текстура в координатах </text:span><text:span text:style-name="T8">y * </text:span><text:span text:style-name="T7">висоту текстури, x * ширину текстури (можливо обидва мінус 1 бо границі) з графічним об'єктом — значення словника по ключу лівий верх даного куска текстури і даний об'єкт додаєм до групи, для промалювання.</text:span></text:p>
      <text:p text:style-name="P6"/>
      <text:p text:style-name="P6">----------------</text:p>
      <text:p text:style-name="P6"/>
      <text:p text:style-name="P6">оскільки малювання тестури плеєра це завдання вью, тоді там ми чекаєм, який дірекшн у плеєра</text:p>
      <text:p text:style-name="P8"><text:span text:style-name="T11">і малюєм відповідний імедж для tank_model а якщо швидкість танку не рівна нулю, <text:s/>тоді ми змінюєм кожнен фрейм <text:s/>імедж танку для імітації руху.</text:span></text:p>
      <text:p text:style-name="P8"><text:span text:style-name="T11">якщо швидкість не рівна нулю, тоді змінюєм картинку для емуляції руху танку. Тобто має бути список картинок для даного напрямку і даної танк_модел і ід картинки в списку, і кожен фрейм змінювати ід картинки. </text:span></text:p>
      <text:p text:style-name="P8"><text:soft-page-break/><text:span text:style-name="T11">Якщо швидкість стала рівна нулю, перестаєм змінювати картинки</text:span></text:p>
      <text:p text:style-name="P8"><text:span text:style-name="T11">------------------------</text:span></text:p>
      <text:p text:style-name="P6"/>
      <text:p text:style-name="P6">Тепер потрібно зробити плеєра, щоб він переміщався стрілочками і не наїжджав на непроїздні перешкоди. </text:p>
      <text:p text:style-name="P6">Почнем з того, що створимо групу “нероїздні перешкоди” і групу <text:span text:style-name="T12">“</text:span>края карти”. Щоб відділити проїздні перешкоди від не проїздних мені в файлі з текстурами прийдеться додати ще одну колонку з даними де буде тру або фолс. Непроїздна — фолс, проїздна — тру. І якщо результат перевірки спрайтколлайд плеєра і скоріше за все двох груп “нероїздні перешкоди” і <text:span text:style-name="T12">“</text:span>края карти” помістимо в функцію can_move плеєра.</text:p>
      <text:p text:style-name="P6"/>
      <text:p text:style-name="P6"/>
      <text:p text:style-name="P6"/>
      <text:p text:style-name="P6">Щось не очевидно де я маю мати управління, бо блоки спрайтів в мене у вью, тобто колайди в мене також будуть у вью. Тобто з мейна, чекаю натиснуту кнопку вниз, чекаю у вью чи можу рухатись і тоді в моделі змінюю координати і швидкість і кратинку з пушкою вниз і змінюю кратинки для їзди в низ, а вью це відображає +-</text:p>
      <text:p text:style-name="P6">відносно границь карти з аскіі 125 я можу створити групу невидимих квадратів, які не будуть малюватись, але будуть в групі спійтів і чекати плеєра на колайд з ними.</text:p>
      <text:p text:style-name="P6"/>
      <text:p text:style-name="P6">Додати різні вигляди плееєра для їзди в кожен з напрямків. </text:p>
      <text:p text:style-name="P6">Можливо розбити на 2 групи текстури, ті які малюються першими, лід, вода, потім малюється плеер, який по них може їздити а потім ті, які малюються поверх плеєра тіпа трави. </text:p>
      <text:p text:style-name="P6">Плеєр має можливість стріляти і його набої мають летіти по карті</text:p>
      <text:p text:style-name="P6">в теорії потрібен клас куля, яка буде переміщатись в залежності з ким вона клайдить.</text:p>
      <text:p text:style-name="P6">Можливо границі потрібно виділити якимось кольором, як мінімум правий край, тобто таблицю з статистикою гри.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05T23:08:26.56</meta:creation-date>
    <dc:date>2023-01-10T16:59:27.22</dc:date>
    <meta:editing-duration>PT9H57M23S</meta:editing-duration>
    <meta:editing-cycles>10</meta:editing-cycles>
    <meta:generator>OpenOffice/4.1.13$Win32 OpenOffice.org_project/4113m1$Build-9810</meta:generator>
    <meta:document-statistic meta:table-count="0" meta:image-count="3" meta:object-count="0" meta:page-count="3" meta:paragraph-count="24" meta:word-count="492" meta:character-count="3002"/>
  </office:meta>
</office:document-meta>
</file>